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2f28" officeooo:paragraph-rsid="00042f28"/>
    </style:style>
    <style:style style:name="P2" style:family="paragraph" style:parent-style-name="Standard">
      <style:text-properties officeooo:rsid="00045478" officeooo:paragraph-rsid="00045478"/>
    </style:style>
    <style:style style:name="P3" style:family="paragraph" style:parent-style-name="Standard" style:list-style-name="L1">
      <style:text-properties officeooo:rsid="00042f28" officeooo:paragraph-rsid="00042f28"/>
    </style:style>
    <style:style style:name="P4" style:family="paragraph" style:parent-style-name="Standard" style:list-style-name="L1">
      <style:text-properties officeooo:rsid="00045478" officeooo:paragraph-rsid="00045478"/>
    </style:style>
    <style:style style:name="P5" style:family="paragraph" style:parent-style-name="Standard" style:list-style-name="L1">
      <style:text-properties officeooo:rsid="00046208" officeooo:paragraph-rsid="00046208"/>
    </style:style>
    <style:style style:name="P6" style:family="paragraph" style:parent-style-name="Standard">
      <style:text-properties officeooo:rsid="00046208" officeooo:paragraph-rsid="00046208"/>
    </style:style>
    <style:style style:name="P7" style:family="paragraph" style:parent-style-name="Standard">
      <style:text-properties officeooo:rsid="00054aa6" officeooo:paragraph-rsid="00054aa6"/>
    </style:style>
    <style:style style:name="P8" style:family="paragraph" style:parent-style-name="Standard">
      <style:text-properties officeooo:rsid="0005cba0" officeooo:paragraph-rsid="0005cba0"/>
    </style:style>
    <style:style style:name="T1" style:family="text">
      <style:text-properties officeooo:rsid="00046208"/>
    </style:style>
    <style:style style:name="T2" style:family="text">
      <style:text-properties officeooo:rsid="0004547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terschiedliche noten kategorien berrechnung auf klassen ebene <text:span text:style-name="T1">auch generischen notenbaum</text:span></text:p>
      <text:p text:style-name="P1"/>
      <text:p text:style-name="P1">beobachtungsschwerpunkte sind verschieden je nach unterrichtseinheint<text:line-break/></text:p>
      <text:p text:style-name="P1">Unterrichtseinheit characterpunkte</text:p>
      <text:p text:style-name="P2">multiple choice</text:p>
      <text:list text:style-name="L1">
        <text:list-item>
          <text:p text:style-name="P3">stillarbeit</text:p>
        </text:list-item>
        <text:list-item>
          <text:p text:style-name="P3">gruppenarbeit</text:p>
        </text:list-item>
        <text:list-item>
          <text:p text:style-name="P3">einzelareit</text:p>
        </text:list-item>
        <text:list-item>
          <text:p text:style-name="P3">parnerarbeit</text:p>
        </text:list-item>
        <text:list-item>
          <text:p text:style-name="P3">projektarbe<text:span text:style-name="T2">it</text:span></text:p>
        </text:list-item>
        <text:list-item>
          <text:p text:style-name="P4">klausur</text:p>
        </text:list-item>
        <text:list-item>
          <text:p text:style-name="P5">other</text:p>
        </text:list-item>
      </text:list>
      <text:p text:style-name="P2">darstellung als notenbaum <text:span text:style-name="T1">siehe signal</text:span></text:p>
      <text:p text:style-name="P6">grafisch und tabellarisch</text:p>
      <text:p text:style-name="P6"/>
      <text:p text:style-name="P6"/>
      <text:p text:style-name="P7">Lehrmeister</text:p>
      <text:p text:style-name="P7">theachertool</text:p>
      <text:p text:style-name="P7">idoc.io</text:p>
      <text:p text:style-name="P7"/>
      <text:p text:style-name="P8">iserv wolke</text:p>
      <text:p text:style-name="P8">nextclou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9:23:49.122058681</meta:creation-date>
    <dc:date>2025-02-04T20:38:57.941131151</dc:date>
    <meta:editing-duration>PT2M10S</meta:editing-duration>
    <meta:editing-cycles>2</meta:editing-cycles>
    <meta:generator>LibreOffice/24.8.4.2$Linux_X86_64 LibreOffice_project/3e97788786b20d724e2ed0ea7a111abce73cab63</meta:generator>
    <meta:document-statistic meta:table-count="0" meta:image-count="0" meta:object-count="0" meta:page-count="1" meta:paragraph-count="18" meta:word-count="48" meta:character-count="401" meta:non-whitespace-character-count="377"/>
  </office:meta>
</office:document-meta>
</file>